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46mm"/>
    </style:style>
    <style:style style:name="co4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2.12mm"/>
      <style:text-properties style:font-name="Georgia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2.12mm"/>
      <style:text-properties style:font-name="Georgi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2.12mm"/>
      <style:text-properties style:font-name="Georgia" fo:font-size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2.12mm"/>
      <style:text-properties style:font-name="Georgi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2.12mm"/>
      <style:text-properties style:font-name="Georgia" fo:font-size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2.12mm"/>
      <style:text-properties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2.12mm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2.12m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2.12mm"/>
      <style:text-properties style:font-name="Georgia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2.12m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2.12mm"/>
      <style:text-properties style:font-name="Georgia" fo:font-size="11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2.12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Перестановки, 8 класс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1"/>
        <table:table-column table:style-name="co4" table:number-columns-repeated="1021" table:default-cell-style-name="ce13"/>
        <table:table-row table:style-name="ro1">
          <table:table-cell table:style-name="ce3" office:value-type="string" calcext:value-type="string" table:number-columns-spanned="3" table:number-rows-spanned="1">
            <text:p>Экзамен «Преобразования и перестановки» <text:s/>| <text:s/>Золотов Б., 8 класс</text:p>
          </table:table-cell>
          <table:covered-table-cell/>
          <table:covered-table-cell table:style-name="ce19"/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3">
          <table:table-cell table:style-name="ce6" office:value-type="string" calcext:value-type="string">
            <text:p>Андриан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Артемье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Беляк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Бухар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Герловин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Дудин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Елмесири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Зарезин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Назар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Травин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Филин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Канюк</text:p>
          </table:table-cell>
          <table:table-cell table:style-name="ce6"/>
          <table:table-cell table:style-name="ce12" office:value-type="string" calcext:value-type="string">
            <text:p>Н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Тараканова</text:p>
          </table:table-cell>
          <table:table-cell table:style-name="ce6"/>
          <table:table-cell table:style-name="ce12" office:value-type="string" calcext:value-type="string">
            <text:p>Н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Чистов</text:p>
          </table:table-cell>
          <table:table-cell table:style-name="ce6"/>
          <table:table-cell table:style-name="ce12" office:value-type="string" calcext:value-type="string">
            <text:p>Н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Ващенков</text:p>
          </table:table-cell>
          <table:table-cell table:style-name="ce6"/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Глаголев</text:p>
          </table:table-cell>
          <table:table-cell table:style-name="ce6"/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Мукосеев</text:p>
          </table:table-cell>
          <table:table-cell table:style-name="ce6"/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Пакульневич</text:p>
          </table:table-cell>
          <table:table-cell table:style-name="ce6"/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Фарафонов</text:p>
          </table:table-cell>
          <table:table-cell table:style-name="ce6"/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Дьяконов</text:p>
          </table:table-cell>
          <table:table-cell table:style-name="ce6"/>
          <table:table-cell table:style-name="ce1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Драган</text:p>
          </table:table-cell>
          <table:table-cell table:style-name="ce6"/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Цыганенко</text:p>
          </table:table-cell>
          <table:table-cell table:style-name="ce6"/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Топология, 9 класс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9"/>
        <table:table-column table:style-name="co4" table:number-columns-repeated="1021" table:default-cell-style-name="ce13"/>
        <table:table-row table:style-name="ro1">
          <table:table-cell table:style-name="ce3" office:value-type="string" calcext:value-type="string" table:number-columns-spanned="3" table:number-rows-spanned="1">
            <text:p>Экзамен «Общая топология» <text:s/>| <text:s/>Золотов Б., 9 класс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1"/>
          <table:table-cell table:number-columns-repeated="1023"/>
        </table:table-row>
        <table:table-row table:style-name="ro3">
          <table:table-cell table:style-name="ce6" office:value-type="string" calcext:value-type="string">
            <text:p>Дудин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Такки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Яшин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Аким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Борис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Голубе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Журавле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Курилько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Лукашова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Рыбак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Семено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Ткачев</text:p>
          </table:table-cell>
          <table:table-cell table:style-name="ce6"/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Зарецкий</text:p>
          </table:table-cell>
          <table:table-cell table:style-name="ce6"/>
          <table:table-cell table:style-name="ce12" office:value-type="string" calcext:value-type="string">
            <text:p>Н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Баринов</text:p>
          </table:table-cell>
          <table:table-cell table:style-name="ce6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Воронова</text:p>
          </table:table-cell>
          <table:table-cell table:style-name="ce6" office:value-type="float" office:value="19" calcext:value-type="float">
            <text:p>19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Семидетнов</text:p>
          </table:table-cell>
          <table:table-cell table:style-name="ce6"/>
          <table:table-cell table:style-name="ce2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Качабеков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Самулевич</text:p>
          </table:table-cell>
          <table:table-cell table:style-name="ce6" office:value-type="float" office:value="18" calcext:value-type="float">
            <text:p>18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Андреев</text:p>
          </table:table-cell>
          <table:table-cell table:style-name="ce6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Гийу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Маковеев</text:p>
          </table:table-cell>
          <table:table-cell table:style-name="ce6"/>
          <table:table-cell table:style-name="ce2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Плавский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Пискунов</text:p>
          </table:table-cell>
          <table:table-cell table:style-name="ce6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Суховей</text:p>
          </table:table-cell>
          <table:table-cell table:style-name="ce6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Фиалковская</text:p>
          </table:table-cell>
          <table:table-cell table:style-name="ce6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1"/>
        </table:table-row>
        <table:table-row table:style-name="ro3" table:number-rows-repeated="104854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нейка, 10 класс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9"/>
        <table:table-column table:style-name="co4" table:number-columns-repeated="1021" table:default-cell-style-name="ce13"/>
        <table:table-row table:style-name="ro1">
          <table:table-cell table:style-name="ce3" office:value-type="string" calcext:value-type="string" table:number-columns-spanned="3" table:number-rows-spanned="1">
            <text:p>Экзамен «Линейная алгебра» <text:s/>| <text:s/>Золотов Б., 10 класс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1"/>
          <table:table-cell table:number-columns-repeated="1023"/>
        </table:table-row>
        <table:table-row table:style-name="ro3">
          <table:table-cell table:style-name="ce6" office:value-type="string" calcext:value-type="string">
            <text:p>Александр Беседин</text:p>
          </table:table-cell>
          <table:table-cell table:style-name="ce6" office:value-type="string" calcext:value-type="string">
            <text:p>20; 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Андрей Беседин</text:p>
          </table:table-cell>
          <table:table-cell table:style-name="ce6" office:value-type="string" calcext:value-type="string">
            <text:p>13; 2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Бутасов</text:p>
          </table:table-cell>
          <table:table-cell table:style-name="ce6" office:value-type="string" calcext:value-type="string">
            <text:p>30; 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Голотин</text:p>
          </table:table-cell>
          <table:table-cell table:style-name="ce6" office:value-type="string" calcext:value-type="string">
            <text:p>17; 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Грищенко</text:p>
          </table:table-cell>
          <table:table-cell table:style-name="ce6" office:value-type="string" calcext:value-type="string">
            <text:p>8; 2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Ильин</text:p>
          </table:table-cell>
          <table:table-cell table:style-name="ce6" office:value-type="string" calcext:value-type="string">
            <text:p>26; 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Каданцев</text:p>
          </table:table-cell>
          <table:table-cell table:style-name="ce6" office:value-type="string" calcext:value-type="string">
            <text:p>15; 2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Карелин</text:p>
          </table:table-cell>
          <table:table-cell table:style-name="ce6" office:value-type="string" calcext:value-type="string">
            <text:p>14; 2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Коченюк</text:p>
          </table:table-cell>
          <table:table-cell table:style-name="ce6" office:value-type="string" calcext:value-type="string">
            <text:p>7; 1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Мелещенко</text:p>
          </table:table-cell>
          <table:table-cell table:style-name="ce6" office:value-type="string" calcext:value-type="string">
            <text:p>12; 1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Синицын</text:p>
          </table:table-cell>
          <table:table-cell table:style-name="ce6" office:value-type="string" calcext:value-type="string">
            <text:p>16; 1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Сухотин</text:p>
          </table:table-cell>
          <table:table-cell table:style-name="ce6" office:value-type="string" calcext:value-type="string">
            <text:p>3; 2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Хотулев</text:p>
          </table:table-cell>
          <table:table-cell table:style-name="ce6" office:value-type="string" calcext:value-type="string">
            <text:p>4; 2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1"/>
        </table:table-row>
        <table:table-row table:style-name="ro3" table:number-rows-repeated="12">
          <table:table-cell table:style-name="ce20" table:number-columns-repeated="2"/>
          <table:table-cell table:style-name="ce23"/>
          <table:table-cell table:number-columns-repeated="1021"/>
        </table:table-row>
        <table:table-row table:style-name="ro3" table:number-rows-repeated="104854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Перестановки, 8 класс'.A19:'Перестановки, 8 класс'.C26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Топология, 9 класс'.A19:'Топология, 9 класс'.C30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Линейка, 10 класс'.A16:'Линейка, 10 класс'.C27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1.99mm" fo:margin-bottom="11.99mm" fo:margin-left="11.99mm" fo:margin-right="11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.00.0000</text:date>, <text:time style:data-style-name="N2" text:time-value="18:27:47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8-11T18:30:02.466000000</dc:date>
    <meta:editing-duration>PT3H41M26S</meta:editing-duration>
    <meta:editing-cycles>27</meta:editing-cycles>
    <meta:document-statistic meta:table-count="3" meta:cell-count="146" meta:object-count="0"/>
  </office:meta>
</office:document-meta>
</file>